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Helvetica Neue" svg:font-family="'Helvetica Neue', Helvetica, 'Segoe UI', Arial, freesans, sans-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2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6111b" officeooo:paragraph-rsid="0006111b" fo:background-color="transparent" style:font-name-asian="Calibri1" style:font-name-complex="Calibri1"/>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61e57" officeooo:paragraph-rsid="00061e57" fo:background-color="transparent" style:font-name-asian="Calibri1" style:font-weight-asian="bold" style:font-name-complex="Calibri1" style:font-weight-complex="bold"/>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aad77" officeooo:paragraph-rsid="000aad77" fo:background-color="transparent" style:font-name-asian="Calibri1" style:font-weight-asian="bold" style:font-name-complex="Calibri1" style:font-weight-complex="bold"/>
    </style:style>
    <style:style style:name="P9"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dc5fb" officeooo:paragraph-rsid="000dc5fb" fo:background-color="transparent" style:font-name-asian="Calibri1" style:font-weight-asian="bold" style:font-name-complex="Calibri1" style:font-weight-complex="bold"/>
    </style:style>
    <style:style style:name="P10"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61e57" officeooo:paragraph-rsid="00061e57"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7c63e" officeooo:paragraph-rsid="001f29cd" fo:background-color="transparent" style:font-name-asian="Calibri1" style:font-weight-asian="normal" style:font-name-complex="Calibri1" style:font-weight-complex="normal"/>
    </style:style>
    <style:style style:name="P1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aad77" officeooo:paragraph-rsid="000aad77" fo:background-color="transparent" style:font-name-asian="Calibri1" style:font-weight-asian="normal" style:font-name-complex="Calibri1" style:font-weight-complex="normal"/>
    </style:style>
    <style:style style:name="P1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b7860" officeooo:paragraph-rsid="000b7860" fo:background-color="transparent" style:font-name-asian="Calibri1" style:font-weight-asian="normal" style:font-name-complex="Calibri1" style:font-weight-complex="normal"/>
    </style:style>
    <style:style style:name="P1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dc5fb" officeooo:paragraph-rsid="000dc5fb" fo:background-color="transparent" style:font-name-asian="Calibri1" style:font-weight-asian="normal" style:font-name-complex="Calibri1" style:font-weight-complex="normal"/>
    </style:style>
    <style:style style:name="P15"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1b70fe" officeooo:paragraph-rsid="001b70fe" fo:background-color="transparent" style:font-name-asian="Calibri1" style:font-weight-asian="normal" style:font-name-complex="Calibri1" style:font-weight-complex="normal"/>
    </style:style>
    <style:style style:name="P16"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2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17"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4pt" fo:font-weight="bold" officeooo:rsid="0012267f" officeooo:paragraph-rsid="0012267f" fo:background-color="transparent" style:font-name-asian="Calibri1" style:font-size-asian="14pt" style:font-name-complex="Calibri1" style:font-size-complex="14pt"/>
    </style:style>
    <style:style style:name="P18"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6pt" style:text-underline-style="none" fo:font-weight="bold" officeooo:rsid="0013ffb3" officeooo:paragraph-rsid="0013ffb3" style:text-underline-mode="continuous" style:text-overline-mode="continuous" style:text-line-through-mode="continuous" fo:background-color="transparent" style:font-name-asian="Calibri1" style:font-size-asian="16pt" style:font-name-complex="Calibri1" style:font-size-complex="16pt"/>
    </style:style>
    <style:style style:name="P19"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6pt" style:text-underline-style="none" fo:font-weight="bold" officeooo:rsid="0012267f" officeooo:paragraph-rsid="0012267f" style:text-underline-mode="continuous" style:text-overline-mode="continuous" style:text-line-through-mode="continuous" fo:background-color="transparent" style:font-name-asian="Calibri1" style:font-size-asian="16pt" style:font-name-complex="Calibri1" style:font-size-complex="16pt"/>
    </style:style>
    <style:style style:name="P20" style:family="paragraph" style:parent-style-name="Standard">
      <style:paragraph-properties fo:margin-top="0in" fo:margin-bottom="0.139in" loext:contextual-spacing="false" fo:line-height="115%" fo:text-align="start" style:justify-single-word="false"/>
    </style:style>
    <style:style style:name="P21" style:family="paragraph" style:parent-style-name="Standard">
      <style:paragraph-properties fo:margin-top="0in" fo:margin-bottom="0.139in" loext:contextual-spacing="false" fo:line-height="115%" fo:text-align="start" style:justify-single-word="false" fo:padding="0.0291in" fo:border-left="none" fo:border-right="none" fo:border-top="none" fo:border-bottom="0.99pt solid #000000" style:join-border="false"/>
      <style:text-properties style:use-window-font-color="true" style:font-name="Calibri1" fo:font-size="11pt" fo:font-weight="bold" fo:background-color="transparent" style:font-name-asian="Calibri1" style:font-name-complex="Calibri1"/>
    </style:style>
    <style:style style:name="P22" style:family="paragraph" style:parent-style-name="Text_20_body">
      <style:paragraph-properties fo:margin-top="0in" fo:margin-bottom="0.139in" loext:contextual-spacing="false" fo:line-height="115%" fo:text-align="start" style:justify-single-word="false"/>
      <style:text-properties fo:font-size="11pt" officeooo:paragraph-rsid="001d6922" style:font-size-asian="11pt" style:font-size-complex="11pt"/>
    </style:style>
    <style:style style:name="P23" style:family="paragraph" style:parent-style-name="Text_20_body">
      <style:paragraph-properties fo:margin-top="0in" fo:margin-bottom="0.139in" loext:contextual-spacing="false" fo:line-height="115%" fo:text-align="start" style:justify-single-word="false" fo:padding="0.0291in" fo:border-left="none" fo:border-right="none" fo:border-top="none" fo:border-bottom="0.99pt solid #000000" style:join-border="false"/>
      <style:text-properties fo:font-size="11pt" officeooo:paragraph-rsid="001697f5" style:font-size-asian="11pt" style:font-size-complex="11pt"/>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normal" officeooo:rsid="00011b6b" fo:background-color="transparent" loext:char-shading-value="0" style:font-name-asian="Calibri1" style:font-name-complex="Calibri1"/>
    </style:style>
    <style:style style:name="T3" style:family="text">
      <style:text-properties style:use-window-font-color="true" style:font-name="Calibri1" fo:font-size="11pt" fo:font-weight="normal" officeooo:rsid="00049787" fo:background-color="transparent" loext:char-shading-value="0" style:font-name-asian="Calibri1" style:font-weight-asian="normal" style:font-name-complex="Calibri1" style:font-weight-complex="normal"/>
    </style:style>
    <style:style style:name="T4" style:family="text">
      <style:text-properties style:use-window-font-color="true" style:font-name="Calibri1" fo:font-size="11pt" fo:font-weight="normal" officeooo:rsid="0007c63e" fo:background-color="transparent" loext:char-shading-value="0" style:font-name-asian="Calibri1" style:font-weight-asian="normal" style:font-name-complex="Calibri1" style:font-weight-complex="normal"/>
    </style:style>
    <style:style style:name="T5" style:family="text">
      <style:text-properties style:use-window-font-color="true" style:font-name="Calibri1" fo:font-size="11pt" fo:font-weight="bold" fo:background-color="transparent" loext:char-shading-value="0" style:font-name-asian="Calibri1" style:font-name-complex="Calibri1"/>
    </style:style>
    <style:style style:name="T6" style:family="text">
      <style:text-properties style:use-window-font-color="true" style:font-name="Calibri1" fo:font-size="11pt" fo:font-weight="bold" officeooo:rsid="00049787" fo:background-color="transparent" loext:char-shading-value="0" style:font-name-asian="Calibri1" style:font-weight-asian="bold" style:font-name-complex="Calibri1" style:font-weight-complex="bold"/>
    </style:style>
    <style:style style:name="T7" style:family="text">
      <style:text-properties fo:language="fr" fo:country="FR"/>
    </style:style>
    <style:style style:name="T8" style:family="text">
      <style:text-properties officeooo:rsid="0008b7c5"/>
    </style:style>
    <style:style style:name="T9" style:family="text">
      <style:text-properties officeooo:rsid="000b7860"/>
    </style:style>
    <style:style style:name="T10" style:family="text">
      <style:text-properties officeooo:rsid="0010a7e9"/>
    </style:style>
    <style:style style:name="T11" style:family="text">
      <style:text-properties fo:font-variant="normal" fo:text-transform="none" fo:color="#333333" style:font-name="Helvetica Neue" fo:letter-spacing="normal" fo:font-style="normal" style:text-underline-style="none" fo:font-weight="bold" officeooo:rsid="001697f5"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2" style:family="text">
      <style:text-properties fo:font-variant="normal" fo:text-transform="none" fo:color="#333333" style:font-name="Helvetica Neue" fo:letter-spacing="normal" fo:font-style="normal" style:text-underline-style="none" fo:font-weight="bold" officeooo:rsid="0015a7cf"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3" style:family="text">
      <style:text-properties fo:font-variant="normal" fo:text-transform="none" fo:color="#333333" style:font-name="Helvetica Neue" fo:letter-spacing="normal" fo:font-style="normal" style:text-underline-style="none" fo:font-weight="bold" officeooo:rsid="001d6922"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4" style:family="text">
      <style:text-properties fo:font-variant="normal" fo:text-transform="none" fo:color="#333333" style:font-name="Helvetica Neue" fo:letter-spacing="normal" fo:font-style="normal" style:text-underline-style="none" fo:font-weight="normal" officeooo:rsid="0015a7cf" style:text-underline-mode="continuous" style:text-overline-mode="continuous" style:text-line-through-mode="continuous" fo:background-color="transparent" loext:char-shading-value="0" style:font-name-asian="Calibri1" style:font-name-complex="Calibri1"/>
    </style:style>
    <style:style style:name="T15" style:family="text">
      <style:text-properties fo:font-variant="normal" fo:text-transform="none" fo:color="#333333" style:font-name="Helvetica Neue" fo:letter-spacing="normal" fo:font-style="normal" style:text-underline-style="none" fo:font-weight="normal" officeooo:rsid="001697f5" style:text-underline-mode="continuous" style:text-overline-mode="continuous" style:text-line-through-mode="continuous" fo:background-color="transparent" loext:char-shading-value="0" style:font-name-asian="Calibri1" style:font-name-complex="Calibri1"/>
    </style:style>
    <style:style style:name="T16" style:family="text">
      <style:text-properties fo:font-variant="normal" fo:text-transform="none" fo:color="#333333" style:font-name="Helvetica Neue" fo:letter-spacing="normal" fo:font-style="normal" style:text-underline-style="none" fo:font-weight="normal" officeooo:rsid="0017d194" style:text-underline-mode="continuous" style:text-overline-mode="continuous" style:text-line-through-mode="continuous" fo:background-color="transparent" loext:char-shading-value="0" style:font-name-asian="Calibri1" style:font-name-complex="Calibri1"/>
    </style:style>
    <style:style style:name="T17" style:family="text">
      <style:text-properties fo:font-variant="normal" fo:text-transform="none" fo:color="#333333" style:font-name="Helvetica Neue" fo:letter-spacing="normal" fo:font-style="normal" style:text-underline-style="none" fo:font-weight="normal" officeooo:rsid="001d6922" style:text-underline-mode="continuous" style:text-overline-mode="continuous" style:text-line-through-mode="continuous" fo:background-color="transparent" loext:char-shading-value="0" style:font-name-asian="Calibri1" style:font-name-complex="Calibri1"/>
    </style:style>
    <style:style style:name="T18" style:family="text">
      <style:text-properties officeooo:rsid="001b6346"/>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FC TAGS</text:p>
      <text:p text:style-name="P22"><text:span text:style-name="T11">Nono</text:span><text:span text:style-name="T14"> : photo.py - prise d'une photo, publier sur Twitter<text:line-break/></text:span><text:span text:style-name="T12">L</text:span><text:span text:style-name="T11">ecture</text:span><text:span text:style-name="T14"> : open.py - ouverture et fermeture du SoFAB<text:line-break/></text:span><text:span text:style-name="T11">Pause</text:span><text:span text:style-name="T14"> : open.py - fermeture temporaire (pour "x" minutes) du SoFAB<text:line-break/></text:span><text:span text:style-name="T12">H</text:span><text:span text:style-name="T11">ub </text:span><text:span text:style-name="T14">: toshare.py - partage du contenu sur Twitter/Facebook/etc…<text:line-break/></text:span><text:span text:style-name="T12">Achat</text:span><text:span text:style-name="T14"> : activite.py - </text:span><text:span text:style-name="T15">sauvegarde d'un ensemble de données (adhérent, ecroue)</text:span><text:span text:style-name="T14"><text:line-break/></text:span><text:span text:style-name="T12">Dépense</text:span><text:span text:style-name="T14"> : activite.py - </text:span><text:span text:style-name="T15">sauvegarde d'un ensemble de données (adhérent, outil, durée)<text:line-break/></text:span><text:span text:style-name="T13">DOCS</text:span><text:span text:style-name="T17"> : updrive.p – upload des fichiers 'achat' et 'depense' sur Google Drive</text:span><text:span text:style-name="T15"><text:line-break/></text:span><text:span text:style-name="T13">PICS</text:span><text:span text:style-name="T17"> : updrive.py – upload des photos vers Google Drive avec la possibilité de préciser un dossier projet</text:span><text:span text:style-name="T15"><text:line-break/></text:span><text:span text:style-name="T12">ANDROID, NFC, Raspberry Pi, etc </text:span><text:span text:style-name="T14">: hashtags.py – hashtags/projets<text:line-break/></text:span><text:span text:style-name="T12">User1, User2, etc</text:span><text:span text:style-name="T14"> : adherent.py <text:line-break/></text:span><text:span text:style-name="T12">Tool1, Tool2, etc</text:span><text:span text:style-name="T14"> : tool.py<text:line-break/></text:span><text:span text:style-name="T11">1, 2, 5, 10, 30, etc</text:span><text:span text:style-name="T15"> : </text:span><text:span text:style-name="T16">timedur.py – compteur</text:span></text:p>
      <text:p text:style-name="P23"><text:span text:style-name="T16"/></text:p>
      <text:p text:style-name="P19">MODULES</text:p>
      <text:p text:style-name="P2">timedur.py (<text:span text:style-name="T18">1, 2, 5, 10 ou 30</text:span>)</text:p>
      <text:p text:style-name="P1"><text:span text:style-name="T1">- compteur à utiliser avec </text:span><text:span text:style-name="T5">open.py </text:span><text:span text:style-name="T1">et </text:span><text:span text:style-name="T5">activite.py<text:line-break/>- </text:span><text:span text:style-name="T3">stocker les valeurs selon le tag NFC dans </text:span><text:span text:style-name="T4">le </text:span><text:span text:style-name="T3">fichier temporaire '</text:span><text:span text:style-name="T6">timedur</text:span><text:span text:style-name="T3">'</text:span></text:p>
      <text:p text:style-name="P2">open.py (DEF ou CLOSETEMP)</text:p>
      <text:p text:style-name="P1"><text:span text:style-name="T1">DEF: <text:line-break/>- vérifier l'état actuel de SoFAB dans le fichier '</text:span><text:span text:style-name="T5">state</text:span><text:span text:style-name="T1">'.<text:line-break/>- si "CLOSED", le changer à "OPEN" et tweeter son ouverture.<text:line-break/>- si "OPEN", le changer à "CLOSED" et tweeter sa fermeture.</text:span></text:p>
      <text:p text:style-name="P1"><text:span text:style-name="T1">CLOSETEMP:<text:line-break/>- vérifier l'état actuel de SoFAB dans le fichier </text:span><text:span text:style-name="T5">'state'</text:span><text:span text:style-name="T1">.<text:line-break/>- fixer le compteur à 0.<text:line-break/>- si "CLOSED" afficher un message d'erreur.<text:line-break/>- si "OPEN", le changer à "CLOSED" et envoyer une chaine de phrases (tweet) au fichier </text:span><text:span text:style-name="T5">'toshare'.</text:span></text:p>
      <text:p text:style-name="P2">photo.py</text:p>
      <text:p text:style-name="P1"><text:span text:style-name="T1">- prendre une photo et stocker son chemin dans le fichier '</text:span><text:span text:style-name="T5">filepath</text:span><text:span text:style-name="T1">'.</text:span></text:p>
      <text:p text:style-name="P2">hashtags.py (NFC, ANDROID, etc)</text:p>
      <text:p text:style-name="P1"><text:span text:style-name="T1">- stocker des hashtags appliqués (selon les tags NFC) dans le fichier </text:span><text:span text:style-name="T5">'hashtags'</text:span><text:span text:style-name="T1">.</text:span></text:p>
      <text:p text:style-name="P2"/>
      <text:p text:style-name="P2"/>
      <text:p text:style-name="P2"><text:soft-page-break/>toshare.py (TWITTER)</text:p>
      <text:p text:style-name="P1"><text:span text:style-name="T1">- vérifier s'il y a une photo à tweeter ('</text:span><text:span text:style-name="T5">filepath'</text:span><text:span text:style-name="T1">).<text:line-break/>- si negative, récupérer la chaine de tweet dans </text:span><text:span text:style-name="T5">'toshare' </text:span><text:span text:style-name="T1">et tweeter la fermeture temporaire de SoFAB avec une valeur réelle grâce au compteur.<text:line-break/>- si positive, récupérer le chemin du photo à tweeter et aussi les hashtags appliqués dans le fichier </text:span><text:span text:style-name="T5">'hashtags' </text:span><text:span text:style-name="T1">et tweeter.</text:span></text:p>
      <text:p text:style-name="P2">adherent.py et tool.py</text:p>
      <text:p text:style-name="P1"><text:span text:style-name="T1">- grâce au fichier </text:span><text:span text:style-name="T5">adherents.list </text:span><text:span text:style-name="T1">et </text:span><text:span text:style-name="T5">tools.list</text:span><text:span text:style-name="T1">, stocker le nom d'un adhérent ou d'un outil dans un fichier </text:span><text:span text:style-name="T5">('adherents' </text:span><text:span text:style-name="T1">ou </text:span><text:span text:style-name="T5">'tools'</text:span><text:span text:style-name="T1">) selon l'ID du tag NFC.</text:span></text:p>
      <text:p text:style-name="P2">activite.py (ACHAT ou DEPENSE)</text:p>
      <text:p text:style-name="P1"><text:span text:style-name="T1">- si DEPENSE, prendre trois valeurs (adherent, tool, compteur) et les stocker dans le fichier </text:span><text:span text:style-name="T5">'depense'</text:span><text:span text:style-name="T1">. <text:line-break/>- si ACHAT, prendre deux valeurs (adherent, compteur) et les stocker dans le fichier </text:span><text:span text:style-name="T5">'achat'</text:span><text:span text:style-name="T1">.<text:line-break/>- afficher un message d'erreur s'il y a une manque de données.</text:span></text:p>
      <text:p text:style-name="P2">updrive.py (DOCS ou PICS)</text:p>
      <text:p text:style-name="P1"><text:span text:style-name="T1">- si DOCS, uploader les fichiers </text:span><text:span text:style-name="T5">'achat' </text:span><text:span text:style-name="T1">et </text:span><text:span text:style-name="T5">'depense' </text:span><text:span text:style-name="T1">sur Google Drive </text:span><text:span text:style-name="T2">dans un repertoire défini</text:span><text:span text:style-name="T1">.<text:line-break/>- si PICS, uploader les photos sur Google Drive </text:span><text:span text:style-name="T2">selon les “hashtags” introduits</text:span><text:span text:style-name="T1">.</text:span></text:p>
      <text:p text:style-name="P3">network.py</text:p>
      <text:p text:style-name="P4">- mettre à jour les réseaux, à utiliser avec l'interface web (PHP).</text:p>
      <text:p text:style-name="P5">misc : <text:span text:style-name="T10">lighttpd, </text:span>tweepy, Google &amp; Twitter API, PyDrive</text:p>
      <text:p text:style-name="P21"/>
      <text:p text:style-name="P17"/>
      <text:p text:style-name="P17">FUNCTIONS</text:p>
      <text:p text:style-name="P6">1) Annoncer l'ouverture et la fermeture (def ou temporaire) de SoFAB</text:p>
      <text:p text:style-name="P10">Pour l'ouverture et la fermeture quotidienne, il suffit de taguer le tag “LECTURE”. Si le SoFAB est initialement fermé, un tweet <text:span text:style-name="T7">annonçant</text:span> son ouverture sera envoyé, et vice versa.</text:p>
      <text:p text:style-name="P10">Pour une fermeture temporaire, taguer le tag “PAUSE”, puis définir la durée souhaité en utilisant les compteurs et finalement le tag “HUB” pour tweeter.</text:p>
      <text:p text:style-name="P7">2) Tweeter une photo avec des hashtags</text:p>
      <text:p text:style-name="P11">Pour prendre une photo simple, taguer le tag “nono” et la photo sera sauvegardée dans un répertoire et son chemin dans le fichier temporaire 'filepath'. </text:p>
      <text:p text:style-name="P11"><text:span text:style-name="T8">P</text:span>our appliquer les hashtags, <text:span text:style-name="T8">taguer les tags concernés</text:span> (ANDROID, NFC, etc). <text:span text:style-name="T8">Les hashtags</text:span> <text:span text:style-name="T8">sont stockés dans le fichier temporaire 'hashtags'. Pour tweeter, taguer le tag “HUB” qui prend en compte le chemin de la photo et les hashtags stockés.</text:span></text:p>
      <text:p text:style-name="P8"><text:soft-page-break/>3) Enregistrer des activités (achat et dépense)</text:p>
      <text:p text:style-name="P12">Pour enregistrer une dépense, utiliser 4 tags : “adhérent”, “outil”, “timedur (compteur)” et <text:span text:style-name="T9">enfin</text:span> “dépense”. <text:span text:style-name="T9">Les données sont stockés dans des fichiers temporaires. Le dernier tag “depense” regroupe et sauvegarde ces données dans le fichier 'dépense'. </text:span></text:p>
      <text:p text:style-name="P13">Même principe pour achat, sauf que le tag “outil” n'est pas utilisé.</text:p>
      <text:p text:style-name="P9">4) Uploader vers Google Drive</text:p>
      <text:p text:style-name="P14">Pour uploader les fichiers 'dépense' <text:s/>et 'achat' vers Google Drive, il suffit de taguer le tag “DOCS”.</text:p>
      <text:p text:style-name="P14">Pour uploader une photo, utiliser les tags “nono” pour prendre une photo et l'un des hashtags (pour définir le projet) avant de taguer le tag “PICS”. La photo sera uploadée vers le dossier correspondant au projet.</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Helvetica Neue" svg:font-family="'Helvetica Neue', Helvetica, 'Segoe UI', Arial, freesans, sans-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4T17:22:59.235000000</dc:date>
    <meta:editing-duration>PT6H9M16S</meta:editing-duration>
    <meta:editing-cycles>25</meta:editing-cycles>
    <meta:generator>LibreOffice/4.4.2.2$Windows_x86 LibreOffice_project/c4c7d32d0d49397cad38d62472b0bc8acff48dd6</meta:generator>
    <meta:document-statistic meta:table-count="0" meta:image-count="0" meta:object-count="0" meta:page-count="3" meta:paragraph-count="36" meta:word-count="694" meta:character-count="4260" meta:non-whitespace-character-count="3592"/>
  </office:meta>
</office:document-meta>
</file>